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muGy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D_stat/muGy</text:p>
          </table:table-cell>
          <table:table-cell office:value-type="string" calcext:value-type="string">
            <text:p>dD_sys</text:p>
          </table:table-cell>
          <table:table-cell office:value-type="string" calcext:value-type="string">
            <text:p>d\dot(D)/muGy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53" calcext:value-type="float">
            <text:p>0.0853</text:p>
          </table:table-cell>
          <table:table-cell table:formula="of:=1000*[.B2]" office:value-type="float" office:value="85.3" calcext:value-type="float">
            <text:p>85.3</text:p>
          </table:table-cell>
          <table:table-cell table:formula="of:=1000*AVERAGE([.B2:.B5])" office:value-type="float" office:value="85.3" calcext:value-type="float">
            <text:p>85.3</text:p>
          </table:table-cell>
          <table:table-cell table:formula="of:=1.5+0.013*[.D2]" office:value-type="float" office:value="2.6089" calcext:value-type="float">
            <text:p>2.6089</text:p>
          </table:table-cell>
          <table:table-cell table:formula="of:=STDEV([.C2:.C5])/SQRT(4)" office:value-type="float" office:value="0.362859017617952" calcext:value-type="float">
            <text:p>0.3628590176</text:p>
          </table:table-cell>
          <table:table-cell table:formula="of:=60*(52/60+1)" office:value-type="float" office:value="112" calcext:value-type="float">
            <text:p>112</text:p>
          </table:table-cell>
          <table:table-cell table:formula="of:=[.D2]/[.G6]" office:value-type="float" office:value="0.437435897435897" calcext:value-type="float">
            <text:p>0.4374358974</text:p>
          </table:table-cell>
          <table:table-cell table:formula="of:=[.H2]*[.F2]/[.D2]" office:value-type="float" office:value="0.00186081547496386" calcext:value-type="float">
            <text:p>0.0018608155</text:p>
          </table:table-cell>
          <table:table-cell table:formula="of:=[.H2]*1/[.G6]" office:value-type="float" office:value="0.00224326101249178" calcext:value-type="float">
            <text:p>0.002243261</text:p>
          </table:table-cell>
          <table:table-cell table:formula="of:=[.I2]+[.J2]" office:value-type="float" office:value="0.00410407648745564" calcext:value-type="float">
            <text:p>0.004104076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63" calcext:value-type="float">
            <text:p>0.0863</text:p>
          </table:table-cell>
          <table:table-cell table:formula="of:=1000*[.B3]" office:value-type="float" office:value="86.3" calcext:value-type="float">
            <text:p>86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table:formula="of:=1000*[.B4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46" calcext:value-type="float">
            <text:p>0.0846</text:p>
          </table:table-cell>
          <table:table-cell table:formula="of:=1000*[.B5]" office:value-type="float" office:value="84.6" calcext:value-type="float">
            <text:p>84.6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83" calcext:value-type="float">
            <text:p>0.0883</text:p>
          </table:table-cell>
          <table:table-cell table:formula="of:=1000*[.B6]" office:value-type="float" office:value="88.3" calcext:value-type="float">
            <text:p>88.3</text:p>
          </table:table-cell>
          <table:table-cell table:formula="of:=1000*AVERAGE([.B6:.B8])" office:value-type="float" office:value="88.4" calcext:value-type="float">
            <text:p>88.4</text:p>
          </table:table-cell>
          <table:table-cell table:formula="of:=1.5+0.013*[.D6]" office:value-type="float" office:value="2.6492" calcext:value-type="float">
            <text:p>2.6492</text:p>
          </table:table-cell>
          <table:table-cell table:formula="of:=STDEV([.C6:.C8])/SQRT(3)" office:value-type="float" office:value="0.838649708360606" calcext:value-type="float">
            <text:p>0.8386497084</text:p>
          </table:table-cell>
          <table:table-cell table:formula="of:=60*(3+15/60)" office:value-type="float" office:value="195" calcext:value-type="float">
            <text:p>195</text:p>
          </table:table-cell>
          <table:table-cell table:formula="of:=[.D6]/[.G6]" office:value-type="float" office:value="0.453333333333333" calcext:value-type="float">
            <text:p>0.4533333333</text:p>
          </table:table-cell>
          <table:table-cell table:formula="of:=[.H6]*[.F6]/[.D6]" office:value-type="float" office:value="0.0043007677351826" calcext:value-type="float">
            <text:p>0.0043007677</text:p>
          </table:table-cell>
          <table:table-cell table:formula="of:=[.H6]*1/[.G6]" office:value-type="float" office:value="0.00232478632478632" calcext:value-type="float">
            <text:p>0.0023247863</text:p>
          </table:table-cell>
          <table:table-cell table:formula="of:=[.I6]+[.J6]" office:value-type="float" office:value="0.00662555405996892" calcext:value-type="float">
            <text:p>0.00662555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99" calcext:value-type="float">
            <text:p>0.0899</text:p>
          </table:table-cell>
          <table:table-cell table:formula="of:=1000*[.B7]" office:value-type="float" office:value="89.9" calcext:value-type="float">
            <text:p>89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" calcext:value-type="float">
            <text:p>0.087</text:p>
          </table:table-cell>
          <table:table-cell table:formula="of:=1000*[.B8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0.1415" calcext:value-type="float">
            <text:p>0.1415</text:p>
          </table:table-cell>
          <table:table-cell table:style-name="ce3" table:formula="of:=1000*[.B9]" office:value-type="float" office:value="141.5" calcext:value-type="float">
            <text:p>141.5</text:p>
          </table:table-cell>
          <table:table-cell table:style-name="ce1" office:value-type="string" calcext:value-type="string">
            <text:p>Detektor defekt!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2" table:formula="of:=(3.18-0.82)/0.024711257" office:value-type="float" office:value="95.5030332936928" calcext:value-type="float">
            <text:p>95.5030332937</text:p>
          </table:table-cell>
          <table:table-cell table:style-name="ce2" table:formula="of:=AVERAGE([.C10:.C13])" office:value-type="float" office:value="96.8412885485381" calcext:value-type="float">
            <text:p>96.8412885485</text:p>
          </table:table-cell>
          <table:table-cell table:style-name="ce2" table:formula="of:=1.5+0.013*[.D10]" office:value-type="float" office:value="2.75893675113099" calcext:value-type="float">
            <text:p>2.7589367511</text:p>
          </table:table-cell>
          <table:table-cell table:style-name="ce2" table:formula="of:=STDEV([.C10:.C13])/SQRT(4)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formula="of:=[.D10]/[.G10]" office:value-type="float" office:value="0.330516343169072" calcext:value-type="float">
            <text:p>0.3305163432</text:p>
          </table:table-cell>
          <table:table-cell table:formula="of:=[.H10]*[.F10]/[.D10]" office:value-type="float" office:value="0.00709306089187129" calcext:value-type="float">
            <text:p>0.0070930609</text:p>
          </table:table-cell>
          <table:table-cell table:formula="of:=[.H10]*1/[.G10]" office:value-type="float" office:value="0.0011280421268569" calcext:value-type="float">
            <text:p>0.0011280421</text:p>
          </table:table-cell>
          <table:table-cell table:formula="of:=[.I10]+[.J10]" office:value-type="float" office:value="0.00822110301872819" calcext:value-type="float">
            <text:p>0.008221103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2.84-0.66)/0.0233523" office:value-type="float" office:value="93.3526890284897" calcext:value-type="float">
            <text:p>93.35268902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86-0.85)/0.029258674" office:value-type="float" office:value="102.875475491473" calcext:value-type="float">
            <text:p>102.875475491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34-0.77)/0.0268733" office:value-type="float" office:value="95.6339563804966" calcext:value-type="float">
            <text:p>95.63395638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954" calcext:value-type="float">
            <text:p>0.0954</text:p>
          </table:table-cell>
          <table:table-cell table:style-name="ce2" table:formula="of:=1000*[.B14]" office:value-type="float" office:value="95.4" calcext:value-type="float">
            <text:p>95.4</text:p>
          </table:table-cell>
          <table:table-cell table:style-name="ce2" table:formula="of:=AVERAGE([.C14:.C17])" office:value-type="float" office:value="99.425" calcext:value-type="float">
            <text:p>99.425</text:p>
          </table:table-cell>
          <table:table-cell table:style-name="ce2" table:formula="of:=1.5+0.013*[.D14]" office:value-type="float" office:value="2.792525" calcext:value-type="float">
            <text:p>2.792525</text:p>
          </table:table-cell>
          <table:table-cell table:style-name="ce2" table:formula="of:=STDEV([.C14:.C17])/SQRT(4)" office:value-type="float" office:value="4.69154825191002" calcext:value-type="float">
            <text:p>4.6915482519</text:p>
          </table:table-cell>
          <table:table-cell table:style-name="ce2" table:formula="of:=60*(7+2/60)" office:value-type="float" office:value="422" calcext:value-type="float">
            <text:p>422</text:p>
          </table:table-cell>
          <table:table-cell table:style-name="ce2" table:formula="of:=[.D14]/[.G14]" office:value-type="float" office:value="0.235604265402844" calcext:value-type="float">
            <text:p>0.2356042654</text:p>
          </table:table-cell>
          <table:table-cell table:style-name="ce2" table:formula="of:=[.H14]*[.F14]/[.D14]" office:value-type="float" office:value="0.0111174129192181" calcext:value-type="float">
            <text:p>0.0111174129</text:p>
          </table:table-cell>
          <table:table-cell table:style-name="ce2" table:formula="of:=[.H14]*1/[.G14]" office:value-type="float" office:value="0.000558303946452236" calcext:value-type="float">
            <text:p>0.0005583039</text:p>
          </table:table-cell>
          <table:table-cell table:style-name="ce2" table:formula="of:=[.I14]+[.J14]" office:value-type="float" office:value="0.0116757168656703" calcext:value-type="float">
            <text:p>0.011675716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57" calcext:value-type="float">
            <text:p>0.0957</text:p>
          </table:table-cell>
          <table:table-cell table:style-name="ce2" table:formula="of:=1000*[.B15]" office:value-type="float" office:value="95.7" calcext:value-type="float">
            <text:p>95.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1134" calcext:value-type="float">
            <text:p>0.1134</text:p>
          </table:table-cell>
          <table:table-cell table:style-name="ce2" table:formula="of:=1000*[.B16]" office:value-type="float" office:value="113.4" calcext:value-type="float">
            <text:p>1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32" calcext:value-type="float">
            <text:p>0.0932</text:p>
          </table:table-cell>
          <table:table-cell table:style-name="ce2" table:formula="of:=1000*[.B17]" office:value-type="float" office:value="93.2" calcext:value-type="float">
            <text:p>93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005" calcext:value-type="float">
            <text:p>0.1005</text:p>
          </table:table-cell>
          <table:table-cell table:formula="of:=1000*[.B18]" office:value-type="float" office:value="100.5" calcext:value-type="float">
            <text:p>100.5</text:p>
          </table:table-cell>
          <table:table-cell table:formula="of:=1000*AVERAGE([.B18:.B21])" office:value-type="float" office:value="101" calcext:value-type="float">
            <text:p>101</text:p>
          </table:table-cell>
          <table:table-cell table:formula="of:=1.5+0.013*[.D18]" office:value-type="float" office:value="2.813" calcext:value-type="float">
            <text:p>2.813</text:p>
          </table:table-cell>
          <table:table-cell table:formula="of:=STDEV([.C18:.C21])/SQRT(4)" office:value-type="float" office:value="0.514781507049351" calcext:value-type="float">
            <text:p>0.514781507</text:p>
          </table:table-cell>
          <table:table-cell table:formula="of:=60*(9+36/60)" office:value-type="float" office:value="576" calcext:value-type="float">
            <text:p>576</text:p>
          </table:table-cell>
          <table:table-cell table:formula="of:=[.D18]/[.G18]" office:value-type="float" office:value="0.175347222222222" calcext:value-type="float">
            <text:p>0.1753472222</text:p>
          </table:table-cell>
          <table:table-cell table:formula="of:=[.H18]*[.F18]/[.D18]" office:value-type="float" office:value="0.000893717894182902" calcext:value-type="float">
            <text:p>0.0008937179</text:p>
          </table:table-cell>
          <table:table-cell table:formula="of:=[.H18]*1/[.G18]" office:value-type="float" office:value="0.000304422260802469" calcext:value-type="float">
            <text:p>0.0003044223</text:p>
          </table:table-cell>
          <table:table-cell table:formula="of:=[.I18]+[.J18]" office:value-type="float" office:value="0.00119814015498537" calcext:value-type="float">
            <text:p>0.00119814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table:formula="of:=1000*[.B19]" office:value-type="float" office:value="100.8" calcext:value-type="float">
            <text:p>10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0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2" calcext:value-type="float">
            <text:p>0.1002</text:p>
          </table:table-cell>
          <table:table-cell table:formula="of:=1000*[.B21]" office:value-type="float" office:value="100.2" calcext:value-type="float">
            <text:p>100.2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11" calcext:value-type="float">
            <text:p>0.1011</text:p>
          </table:table-cell>
          <table:table-cell table:formula="of:=1000*[.B22]" office:value-type="float" office:value="101.1" calcext:value-type="float">
            <text:p>101.1</text:p>
          </table:table-cell>
          <table:table-cell table:formula="of:=1000*AVERAGE([.B22:.B25])" office:value-type="float" office:value="102.95" calcext:value-type="float">
            <text:p>102.95</text:p>
          </table:table-cell>
          <table:table-cell table:formula="of:=1.5+0.013*[.D22]" office:value-type="float" office:value="2.83835" calcext:value-type="float">
            <text:p>2.83835</text:p>
          </table:table-cell>
          <table:table-cell table:formula="of:=STDEV([.C22:.C25])/SQRT(4)" office:value-type="float" office:value="1.67456462003312" calcext:value-type="float">
            <text:p>1.67456462</text:p>
          </table:table-cell>
          <table:table-cell table:formula="of:=60*(12.5)" office:value-type="float" office:value="750" calcext:value-type="float">
            <text:p>750</text:p>
          </table:table-cell>
          <table:table-cell table:formula="of:=[.D22]/[.G22]" office:value-type="float" office:value="0.137266666666667" calcext:value-type="float">
            <text:p>0.1372666667</text:p>
          </table:table-cell>
          <table:table-cell table:formula="of:=[.H22]*[.F22]/[.D22]" office:value-type="float" office:value="0.00223275282671083" calcext:value-type="float">
            <text:p>0.0022327528</text:p>
          </table:table-cell>
          <table:table-cell table:formula="of:=[.H22]*1/[.G22]" office:value-type="float" office:value="0.000183022222222222" calcext:value-type="float">
            <text:p>0.0001830222</text:p>
          </table:table-cell>
          <table:table-cell table:formula="of:=[.I22]+[.J22]" office:value-type="float" office:value="0.00241577504893305" calcext:value-type="float">
            <text:p>0.0024157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3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78" calcext:value-type="float">
            <text:p>0.1078</text:p>
          </table:table-cell>
          <table:table-cell table:formula="of:=1000*[.B24]" office:value-type="float" office:value="107.8" calcext:value-type="float">
            <text:p>107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4" calcext:value-type="float">
            <text:p>0.1004</text:p>
          </table:table-cell>
          <table:table-cell table:formula="of:=1000*[.B25]" office:value-type="float" office:value="100.4" calcext:value-type="float">
            <text:p>100.4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19" calcext:value-type="float">
            <text:p>0.1019</text:p>
          </table:table-cell>
          <table:table-cell table:formula="of:=1000*[.B26]" office:value-type="float" office:value="101.9" calcext:value-type="float">
            <text:p>101.9</text:p>
          </table:table-cell>
          <table:table-cell table:formula="of:=1000*AVERAGE([.B26:.B29])" office:value-type="float" office:value="102.975" calcext:value-type="float">
            <text:p>102.975</text:p>
          </table:table-cell>
          <table:table-cell table:formula="of:=1.5+0.013*[.D26]" office:value-type="float" office:value="2.838675" calcext:value-type="float">
            <text:p>2.838675</text:p>
          </table:table-cell>
          <table:table-cell table:formula="of:=STDEV([.C26:.C29])/SQRT(4)" office:value-type="float" office:value="1.64234334615715" calcext:value-type="float">
            <text:p>1.6423433462</text:p>
          </table:table-cell>
          <table:table-cell table:formula="of:=60*(16+15/60)" office:value-type="float" office:value="975" calcext:value-type="float">
            <text:p>975</text:p>
          </table:table-cell>
          <table:table-cell table:formula="of:=[.D26]/[.G26]" office:value-type="float" office:value="0.105615384615385" calcext:value-type="float">
            <text:p>0.1056153846</text:p>
          </table:table-cell>
          <table:table-cell table:formula="of:=[.H26]*[.F26]/[.D26]" office:value-type="float" office:value="0.00168445471400733" calcext:value-type="float">
            <text:p>0.0016844547</text:p>
          </table:table-cell>
          <table:table-cell table:formula="of:=[.H26]*1/[.G26]" office:value-type="float" office:value="0.000108323471400394" calcext:value-type="float">
            <text:p>0.0001083235</text:p>
          </table:table-cell>
          <table:table-cell table:formula="of:=[.I26]+[.J26]" office:value-type="float" office:value="0.00179277818540773" calcext:value-type="float">
            <text:p>0.00179277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988" calcext:value-type="float">
            <text:p>0.0988</text:p>
          </table:table-cell>
          <table:table-cell table:formula="of:=1000*[.B27]" office:value-type="float" office:value="98.8" calcext:value-type="float">
            <text:p>98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8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9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1000*[.B30]" office:value-type="float" office:value="101" calcext:value-type="float">
            <text:p>101</text:p>
          </table:table-cell>
          <table:table-cell table:formula="of:=1000*AVERAGE([.B30:.B33])" office:value-type="float" office:value="97.1" calcext:value-type="float">
            <text:p>97.1</text:p>
          </table:table-cell>
          <table:table-cell table:formula="of:=1.5+0.013*[.D30]" office:value-type="float" office:value="2.7623" calcext:value-type="float">
            <text:p>2.7623</text:p>
          </table:table-cell>
          <table:table-cell table:formula="of:=STDEV([.C30:.C33])/SQRT(4)" office:value-type="float" office:value="6.25872724015567" calcext:value-type="float">
            <text:p>6.2587272402</text:p>
          </table:table-cell>
          <table:table-cell table:formula="of:=19.5*60" office:value-type="float" office:value="1170" calcext:value-type="float">
            <text:p>1170</text:p>
          </table:table-cell>
          <table:table-cell table:formula="of:=[.D30]/[.G30]" office:value-type="float" office:value="0.082991452991453" calcext:value-type="float">
            <text:p>0.082991453</text:p>
          </table:table-cell>
          <table:table-cell table:formula="of:=[.H30]*[.F30]/[.D30]" office:value-type="float" office:value="0.00534933952150058" calcext:value-type="float">
            <text:p>0.0053493395</text:p>
          </table:table-cell>
          <table:table-cell table:formula="of:=[.H30]*1/[.G30]" office:value-type="float" office:value="0.0000709328658046607" calcext:value-type="float">
            <text:p>7.09328658046607E-005</text:p>
          </table:table-cell>
          <table:table-cell table:formula="of:=[.I30]+[.J30]" office:value-type="float" office:value="0.00542027238730524" calcext:value-type="float">
            <text:p>0.00542027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38" calcext:value-type="float">
            <text:p>0.1038</text:p>
          </table:table-cell>
          <table:table-cell table:formula="of:=1000*[.B31]" office:value-type="float" office:value="103.8" calcext:value-type="float">
            <text:p>103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1" calcext:value-type="float">
            <text:p>0.1051</text:p>
          </table:table-cell>
          <table:table-cell table:formula="of:=1000*[.B32]" office:value-type="float" office:value="105.1" calcext:value-type="float">
            <text:p>105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85" calcext:value-type="float">
            <text:p>0.0785</text:p>
          </table:table-cell>
          <table:table-cell table:formula="of:=1000*[.B33]" office:value-type="float" office:value="78.5" calcext:value-type="float">
            <text:p>78.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5:27:48.72917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27T20:57:27.034880217</meta:creation-date>
    <dc:date>2015-10-28T16:19:59.817805380</dc:date>
    <dc:creator>toni </dc:creator>
    <meta:editing-duration>PT44M39S</meta:editing-duration>
    <meta:editing-cycles>3</meta:editing-cycles>
    <meta:generator>LibreOffice/4.2.8.2$Linux_x86 LibreOffice_project/420m0$Build-2</meta:generator>
    <meta:document-statistic meta:table-count="1" meta:cell-count="144" meta:object-count="0"/>
  </office:meta>
</office:document-meta>
</file>